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be480a" draw:marker-start-width="0.359cm" draw:marker-end-width="0.359cm" draw:fill-color="#be480a" draw:opacity="35%" draw:textarea-horizontal-align="justify" draw:textarea-vertical-align="middle" draw:auto-grow-height="false" fo:min-height="3.416cm" fo:min-width="3.166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c9211e" draw:marker-start-width="0.359cm" draw:marker-end-width="0.359cm" draw:fill-color="#c9211e" draw:opacity="35%" draw:textarea-horizontal-align="justify" draw:textarea-vertical-align="middle" draw:auto-grow-height="false" fo:min-height="3.522cm" fo:min-width="3.272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eeeeee" draw:opacity="100%" draw:textarea-horizontal-align="justify" draw:textarea-vertical-align="top" draw:auto-grow-height="false" fo:min-height="13.36cm" fo:min-width="9.554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3465a4" draw:marker-start-width="0.359cm" draw:marker-end-width="0.359cm" draw:fill-color="#729fcf" draw:opacity="20%" draw:textarea-horizontal-align="justify" draw:textarea-vertical-align="middle" draw:auto-grow-height="false" fo:min-height="39.75cm" fo:min-width="23.118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c9211e" draw:marker-start-width="0.358cm" draw:marker-end-width="0.358cm" draw:fill-color="#ff6d6d" draw:opacity="20%" draw:textarea-horizontal-align="justify" draw:textarea-vertical-align="middle" draw:auto-grow-height="false" fo:min-height="39.644cm" fo:min-width="22.487cm" fo:padding-top="0.177cm" fo:padding-bottom="0.177cm" fo:padding-left="0.302cm" fo:padding-right="0.302cm"/>
    </style:style>
    <style:style style:name="gr6" style:family="graphic" style:parent-style-name="standard">
      <style:graphic-properties svg:stroke-color="#3465a4" draw:fill-color="#c9211e" draw:textarea-horizontal-align="justify" draw:textarea-vertical-align="middle" draw:auto-grow-height="false" fo:min-height="3.522cm" fo:min-width="3.272cm"/>
    </style:style>
    <style:style style:name="gr7" style:family="graphic" style:parent-style-name="standard">
      <style:graphic-properties svg:stroke-color="#3465a4" draw:fill-color="#1e6a39" draw:textarea-horizontal-align="justify" draw:textarea-vertical-align="middle" draw:auto-grow-height="false" fo:min-height="3.522cm" fo:min-width="3.272cm"/>
    </style:style>
    <style:style style:name="gr8" style:family="graphic" style:parent-style-name="standard">
      <style:graphic-properties svg:stroke-width="0.106cm" svg:stroke-color="#000000" draw:marker-start-width="0.359cm" draw:marker-end-width="0.359cm" draw:fill-color="#eeeeee" draw:textarea-horizontal-align="justify" draw:textarea-vertical-align="top" draw:auto-grow-height="false" fo:min-height="13.36cm" fo:min-width="9.554cm" fo:padding-top="0.178cm" fo:padding-bottom="0.178cm" fo:padding-left="0.303cm" fo:padding-right="0.303cm"/>
    </style:style>
    <style:style style:name="gr9" style:family="graphic" style:parent-style-name="standard">
      <style:graphic-properties svg:stroke-color="#3465a4" draw:fill-color="#1572d4" draw:textarea-horizontal-align="justify" draw:textarea-vertical-align="middle" draw:auto-grow-height="false" fo:min-height="3.522cm" fo:min-width="3.272cm"/>
    </style:style>
    <style:style style:name="gr10" style:family="graphic" style:parent-style-name="objectwithoutfill">
      <style:graphic-properties svg:stroke-width="0.106cm" svg:stroke-color="#3465a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color="#3465a4" draw:fill-color="#e6e905" draw:opacity="49%" draw:textarea-horizontal-align="justify" draw:textarea-vertical-align="middle" draw:auto-grow-height="false" fo:min-height="3.253cm" fo:min-width="3.092cm" draw:shadow="hidden"/>
    </style:style>
    <style:style style:name="gr12" style:family="graphic" style:parent-style-name="standard">
      <style:graphic-properties svg:stroke-color="#3465a4" draw:fill-color="#780373" draw:textarea-horizontal-align="justify" draw:textarea-vertical-align="middle" draw:auto-grow-height="false" fo:min-height="3.522cm" fo:min-width="3.272cm"/>
    </style:style>
    <style:style style:name="gr13" style:family="graphic" style:parent-style-name="standard">
      <style:graphic-properties svg:stroke-color="#3465a4" draw:fill-color="#be480a" draw:textarea-horizontal-align="justify" draw:textarea-vertical-align="middle" draw:auto-grow-height="false" fo:min-height="3.522cm" fo:min-width="3.272cm"/>
    </style:style>
    <style:style style:name="gr14" style:family="graphic" style:parent-style-name="standard">
      <style:graphic-properties svg:stroke-color="#3465a4" draw:fill-color="#be480a" draw:textarea-horizontal-align="justify" draw:textarea-vertical-align="middle" draw:auto-grow-height="false" fo:min-height="4.323cm" fo:min-width="2.718cm"/>
    </style:style>
    <style:style style:name="gr15" style:family="graphic" style:parent-style-name="standard">
      <style:graphic-properties draw:stroke="solid" svg:stroke-width="0.106cm" svg:stroke-color="#c9211e" draw:marker-start-width="0.359cm" draw:marker-end-width="0.359cm" draw:fill="solid" draw:fill-color="#c9211e" draw:textarea-vertical-align="middle" fo:min-height="2.09cm" fo:padding-top="0.178cm" fo:padding-bottom="0.178cm" fo:padding-left="0.303cm" fo:padding-right="0.303cm"/>
    </style:style>
    <style:style style:name="gr16" style:family="graphic" style:parent-style-name="standard">
      <style:graphic-properties draw:stroke="solid" svg:stroke-width="0.106cm" svg:stroke-color="#1572d4" draw:marker-start-width="0.359cm" draw:marker-end-width="0.359cm" draw:fill="solid" draw:fill-color="#1572d4" draw:textarea-vertical-align="middle" fo:min-height="2.09cm" fo:padding-top="0.178cm" fo:padding-bottom="0.178cm" fo:padding-left="0.303cm" fo:padding-right="0.303cm"/>
    </style:style>
    <style:style style:name="gr17" style:family="graphic" style:parent-style-name="objectwithoutfill">
      <style:graphic-properties svg:stroke-width="0.106cm" svg:stroke-color="#2a6099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be480a" draw:opacity="35%"/>
      <style:paragraph-properties fo:text-align="center"/>
      <style:text-properties fo:color="#ffffff"/>
    </style:style>
    <style:style style:name="P2" style:family="paragraph">
      <loext:graphic-properties draw:fill-color="#c9211e" draw:opacity="35%"/>
      <style:paragraph-properties fo:text-align="center"/>
      <style:text-properties fo: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eeeeee" draw:opacity="100%"/>
      <style:paragraph-properties fo:text-align="center"/>
    </style:style>
    <style:style style:name="P5" style:family="paragraph">
      <loext:graphic-properties draw:fill-color="#729fcf" draw:opacity="20%"/>
      <style:paragraph-properties fo:text-align="center"/>
    </style:style>
    <style:style style:name="P6" style:family="paragraph">
      <loext:graphic-properties draw:fill-color="#ff6d6d" draw:opacity="20%"/>
      <style:paragraph-properties fo:text-align="center"/>
    </style:style>
    <style:style style:name="P7" style:family="paragraph">
      <loext:graphic-properties draw:fill-color="#c9211e"/>
      <style:paragraph-properties fo:text-align="center"/>
      <style:text-properties fo:color="#ffffff"/>
    </style:style>
    <style:style style:name="P8" style:family="paragraph">
      <loext:graphic-properties draw:fill-color="#1e6a39"/>
      <style:paragraph-properties fo:text-align="center"/>
      <style:text-properties fo:color="#ffffff"/>
    </style:style>
    <style:style style:name="P9" style:family="paragraph">
      <loext:graphic-properties draw:fill-color="#eeeeee"/>
      <style:paragraph-properties fo:text-align="center"/>
    </style:style>
    <style:style style:name="P10" style:family="paragraph">
      <loext:graphic-properties draw:fill-color="#1572d4"/>
      <style:paragraph-properties fo:text-align="center"/>
      <style:text-properties fo: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e6e905" draw:opacity="49%"/>
      <style:paragraph-properties fo:text-align="center"/>
    </style:style>
    <style:style style:name="P13" style:family="paragraph">
      <loext:graphic-properties draw:fill-color="#780373"/>
      <style:paragraph-properties fo:text-align="center"/>
      <style:text-properties fo:color="#ffffff" fo:background-color="#ffffff"/>
    </style:style>
    <style:style style:name="P14" style:family="paragraph">
      <style:paragraph-properties fo:text-align="center"/>
      <style:text-properties fo:color="#ffffff"/>
    </style:style>
    <style:style style:name="P15" style:family="paragraph">
      <loext:graphic-properties draw:fill-color="#be480a"/>
      <style:paragraph-properties fo:text-align="center"/>
      <style:text-properties fo:color="#ffffff"/>
    </style:style>
    <style:style style:name="P16" style:family="paragraph">
      <loext:graphic-properties draw:fill="solid" draw:fill-color="#c9211e"/>
      <style:paragraph-properties fo:text-align="center"/>
      <style:text-properties fo:color="#ffffff"/>
    </style:style>
    <style:style style:name="P17" style:family="paragraph">
      <loext:graphic-properties draw:fill="solid" draw:fill-color="#1572d4"/>
      <style:paragraph-properties fo:text-align="center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9" draw:id="id9" draw:layer="layout" svg:width="5.334cm" svg:height="5.334cm" svg:x="3.921cm" svg:y="17.6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5.334cm" svg:height="5.334cm" svg:x="16.494cm" svg:y="17.2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10.16cm" svg:height="13.716cm" svg:x="36.814cm" svg:y="12.684cm">
          <draw:glue-point draw:id="4" svg:x="-4.953cm" svg:y="-2.936cm"/>
          <draw:glue-point draw:id="5" svg:x="-4.953cm" svg:y="2.501cm"/>
          <draw:glue-point draw:id="6" svg:x="-2.562cm" svg:y="-5.073cm"/>
          <draw:glue-point draw:id="7" svg:x="2.872cm" svg:y="-4.866cm"/>
          <draw:glue-point draw:id="8" svg:x="-2.345cm" svg:y="4.957cm"/>
          <draw:glue-point draw:id="9" svg:x="2.654cm" svg:y="5.072cm"/>
          <draw:glue-point draw:id="10" svg:x="5.052cm" svg:y="2.685cm"/>
          <draw:glue-point draw:id="11" svg:x="5.052cm" svg:y="-2.777cm"/>
          <text:p text:style-name="P3"/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measurelines" svg:width="23.618cm" svg:height="40cm" svg:x="34.782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measurelines" svg:width="22.987cm" svg:height="40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8" draw:id="id8" draw:layer="layout" svg:width="5.334cm" svg:height="5.334cm" svg:x="15.807cm" svg:y="17.703cm">
          <text:p text:style-name="P3"><text:span text:style-name="T1">Business </text:span></text:p>
          <text:p text:style-name="P3"><text:span text:style-name="T1">Logi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1" draw:id="id1" draw:layer="layout" svg:width="5.334cm" svg:height="5.334cm" svg:x="26.689cm" svg:y="6.827cm">
          <draw:glue-point draw:id="12" svg:x="4.544cm" svg:y="-2.114cm"/>
          <text:p text:style-name="P3"><text:span text:style-name="T1">Controll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5" draw:id="id5" draw:layer="measurelines" svg:width="10.16cm" svg:height="13.716cm" svg:x="35.782cm" svg:y="13.446cm">
          <draw:glue-point draw:id="4" svg:x="-4.953cm" svg:y="-2.936cm"/>
          <draw:glue-point draw:id="5" svg:x="-4.953cm" svg:y="2.501cm"/>
          <draw:glue-point draw:id="6" svg:x="-2.562cm" svg:y="-5.073cm"/>
          <draw:glue-point draw:id="7" svg:x="2.872cm" svg:y="-4.866cm"/>
          <draw:glue-point draw:id="8" svg:x="-2.345cm" svg:y="4.957cm"/>
          <draw:glue-point draw:id="9" svg:x="2.654cm" svg:y="5.072cm"/>
          <text:p text:style-name="P3"/>
          <text:p text:style-name="P3">Webp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5.334cm" svg:height="5.334cm" svg:x="38.143cm" svg:y="17.922cm">
          <text:p text:style-name="P3"><text:span text:style-name="T1">UI Logi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1" draw:layer="layout" draw:type="curve" svg:x1="27.47cm" svg:y1="11.38cm" svg:x2="19.161cm" svg:y2="17.237cm" draw:start-shape="id1" draw:start-glue-point="7" draw:end-shape="id2" draw:end-glue-point="4" svg:d="M27470 11380c0 4939-8309 2011-8309 5857" svg:viewBox="0 0 8310 5858">
          <text:p/>
        </draw:connector>
        <draw:connector draw:style-name="gr10" draw:text-style-name="P11" draw:layer="layout" draw:type="curve" svg:x1="21.828cm" svg:y1="19.904cm" svg:x2="29.356cm" svg:y2="12.161cm" draw:start-shape="id2" draw:start-glue-point="10" draw:end-shape="id1" draw:end-glue-point="8" svg:d="M21828 19904c5019 0 7528-2581 7528-7743" svg:viewBox="0 0 7529 7744">
          <text:p/>
        </draw:connector>
        <draw:custom-shape draw:style-name="gr11" draw:text-style-name="P12" xml:id="id10" draw:id="id10" draw:layer="measurelines" svg:width="5.08cm" svg:height="4.953cm" svg:x="38.449cm" svg:y="31.7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2" draw:text-style-name="P13" xml:id="id3" draw:id="id3" draw:layer="measurelines" svg:width="5.334cm" svg:height="5.334cm" svg:x="52.281cm" svg:y="20.537cm">
          <text:p text:style-name="P3"><text:span text:style-name="T1">Desig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xml:id="id6" draw:id="id6" draw:layer="measurelines" svg:width="5.334cm" svg:height="5.334cm" svg:x="3.413cm" svg:y="18.103cm">
          <text:p text:style-name="P14">Data Acces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7" draw:id="id7" draw:layer="measurelines" svg:width="6.096cm" svg:height="4.572cm" svg:x="3.059cm" svg:y="31.768cm">
          <draw:glue-point draw:id="9" svg:x="2.826cm" svg:y="-4.967cm"/>
          <draw:glue-point draw:id="10" svg:x="-3.26cm" svg:y="-5.002cm"/>
          <text:p text:style-name="P3"><text:span text:style-name="T1">Database</text:span>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10" draw:text-style-name="P11" draw:layer="measurelines" draw:type="line" svg:x1="52.281cm" svg:y1="23.204cm" svg:x2="46.974cm" svg:y2="23.224cm" draw:start-shape="id3" draw:start-glue-point="6" draw:end-shape="id4" draw:end-glue-point="10" svg:d="M52281 23204l-5307 20" svg:viewBox="0 0 5308 21">
          <text:p/>
        </draw:connector>
        <draw:connector draw:style-name="gr10" draw:text-style-name="P11" draw:layer="measurelines" draw:type="curve" svg:x1="31.242cm" svg:y1="11.38cm" svg:x2="35.83cm" svg:y2="16.277cm" draw:start-shape="id1" draw:start-glue-point="9" draw:end-shape="id5" draw:end-glue-point="4" svg:d="M31242 11380c3952 0 1659 4897 4588 4897" svg:viewBox="0 0 4589 4898">
          <text:p/>
        </draw:connector>
        <draw:frame draw:style-name="gr15" draw:text-style-name="P16" draw:layer="measurelines" svg:width="5.861cm" svg:height="2.446cm" svg:x="18.126cm" svg:y="1cm">
          <draw:text-box>
            <text:p text:style-name="P14"><text:span text:style-name="T1">Model</text:span></text:p>
            <text:p text:style-name="P14"><text:span text:style-name="T1">(Passive)</text:span></text:p>
          </draw:text-box>
        </draw:frame>
        <draw:frame draw:style-name="gr16" draw:text-style-name="P17" draw:layer="measurelines" svg:width="5.861cm" svg:height="2.446cm" svg:x="34.783cm" svg:y="1.004cm">
          <draw:text-box>
            <text:p text:style-name="P14"><text:span text:style-name="T1">View</text:span></text:p>
          </draw:text-box>
        </draw:frame>
        <draw:connector draw:style-name="gr17" draw:text-style-name="P11" draw:layer="layout" draw:type="line" svg:x1="4.194cm" svg:y1="22.656cm" svg:x2="4.12cm" svg:y2="31.768cm" draw:start-shape="id6" draw:start-glue-point="7" draw:end-shape="id7" draw:end-glue-point="10" svg:d="M4194 22656l-74 9112" svg:viewBox="0 0 75 9113">
          <text:p/>
        </draw:connector>
        <draw:connector draw:style-name="gr17" draw:text-style-name="P11" draw:layer="layout" draw:type="line" svg:x1="6.107cm" svg:y1="31.768cm" svg:x2="6.08cm" svg:y2="23.437cm" draw:start-shape="id7" draw:start-glue-point="4" draw:end-shape="id6" draw:end-glue-point="8" svg:d="M6107 31768l-27-8331" svg:viewBox="0 0 28 8332">
          <text:p/>
        </draw:connector>
        <draw:connector draw:style-name="gr17" draw:text-style-name="P11" draw:layer="layout" draw:type="line" svg:x1="16.588cm" svg:y1="18.484cm" svg:x2="8.474cm" svg:y2="18.418cm" draw:start-shape="id8" draw:start-glue-point="5" draw:end-shape="id9" draw:end-glue-point="11" svg:d="M16588 18484l-8114-66" svg:viewBox="0 0 8115 67">
          <text:p/>
        </draw:connector>
        <draw:connector draw:style-name="gr17" draw:text-style-name="P11" draw:layer="layout" draw:type="line" svg:x1="9.255cm" svg:y1="20.304cm" svg:x2="15.807cm" svg:y2="20.37cm" draw:start-shape="id9" draw:start-glue-point="10" draw:end-shape="id8" draw:end-glue-point="6" svg:d="M9255 20304l6552 66" svg:viewBox="0 0 6553 67">
          <text:p/>
        </draw:connector>
        <draw:connector draw:style-name="gr17" draw:text-style-name="P11" draw:layer="layout" draw:type="line" svg:x1="43.529cm" svg:y1="34.211cm" svg:x2="43.558cm" svg:y2="27.162cm" draw:start-shape="id10" draw:start-glue-point="10" draw:end-shape="id5" draw:end-glue-point="9" svg:d="M43529 34211l29-7049" svg:viewBox="0 0 30 7050">
          <text:p/>
        </draw:connector>
        <draw:connector draw:style-name="gr17" draw:text-style-name="P11" draw:layer="layout" draw:type="line" svg:x1="38.48cm" svg:y1="27.103cm" svg:x2="38.449cm" svg:y2="34.211cm" draw:start-shape="id5" draw:start-glue-point="8" draw:end-shape="id10" draw:end-glue-point="6" svg:d="M38480 27103l-31 7108" svg:viewBox="0 0 32 7109">
          <text:p/>
        </draw:connector>
        <draw:custom-shape draw:style-name="gr6" draw:text-style-name="P7" xml:id="id11" draw:id="id11" draw:layer="layout" svg:width="5.334cm" svg:height="5.334cm" svg:x="9.463cm" svg:y="6.842cm">
          <text:p text:style-name="P3"><text:span text:style-name="T1">Authenti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1" draw:layer="layout" draw:type="line" svg:x1="27.47cm" svg:y1="7.608cm" svg:x2="14.016cm" svg:y2="7.623cm" draw:start-shape="id1" draw:start-glue-point="5" draw:end-shape="id11" draw:end-glue-point="11" svg:d="M27470 7608l-13454 15" svg:viewBox="0 0 13455 16">
          <text:p/>
        </draw:connector>
        <draw:connector draw:style-name="gr17" draw:text-style-name="P11" draw:layer="layout" draw:type="curve" svg:x1="10.244cm" svg:y1="7.623cm" svg:x2="3.413cm" svg:y2="20.77cm" draw:start-shape="id11" draw:start-glue-point="5" draw:end-shape="id6" draw:end-glue-point="6" svg:d="M10244 7623c-10998 0-7582 13147-6831 13147" svg:viewBox="0 0 7923 13148">
          <text:p/>
        </draw:connector>
        <draw:connector draw:style-name="gr17" draw:text-style-name="P11" draw:layer="layout" draw:type="line" svg:x1="6.588cm" svg:y1="17.637cm" svg:x2="10.244cm" svg:y2="11.395cm" draw:start-shape="id9" draw:start-glue-point="4" draw:end-shape="id11" draw:end-glue-point="7" svg:d="M6588 17637l3656-6242" svg:viewBox="0 0 3657 6243">
          <text:p/>
        </draw:connector>
        <draw:connector draw:style-name="gr17" draw:text-style-name="P11" draw:layer="layout" draw:type="line" svg:x1="14.797cm" svg:y1="9.509cm" svg:x2="26.689cm" svg:y2="9.494cm" draw:start-shape="id11" draw:start-glue-point="10" draw:end-shape="id1" draw:end-glue-point="6" svg:d="M14797 9509l11892-15" svg:viewBox="0 0 11893 16">
          <text:p/>
        </draw:connector>
        <draw:connector draw:style-name="gr17" draw:text-style-name="P11" draw:layer="layout" draw:type="curve" svg:x1="41.894cm" svg:y1="12.684cm" svg:x2="31.779cm" svg:y2="8.367cm" draw:start-shape="id4" draw:start-glue-point="0" draw:end-shape="id1" draw:end-glue-point="12" svg:d="M41894 12684c0-2878-3371-4317-10115-4317" svg:viewBox="0 0 10116 4318">
          <text:p/>
        </draw:connector>
        <draw:custom-shape draw:style-name="gr12" draw:text-style-name="P13" xml:id="id12" draw:id="id12" draw:layer="layout" svg:width="5.334cm" svg:height="5.334cm" svg:x="52.127cm" svg:y="13.088cm">
          <text:p text:style-name="P3"><text:span text:style-name="T1">Templa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1" draw:layer="layout" draw:type="line" svg:x1="52.127cm" svg:y1="15.755cm" svg:x2="46.974cm" svg:y2="15.734cm" draw:start-shape="id12" draw:start-glue-point="6" draw:end-shape="id4" draw:end-glue-point="11" svg:d="M52127 15755l-5153-21" svg:viewBox="0 0 5154 2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1T21:01:17.721503049</meta:creation-date>
    <dc:date>2020-04-22T21:23:32.162161094</dc:date>
    <meta:editing-duration>PT1H22M29S</meta:editing-duration>
    <meta:editing-cycles>18</meta:editing-cycles>
    <meta:generator>LibreOffice/6.1.5.2$Linux_X86_64 LibreOffice_project/10$Build-2</meta:generator>
    <meta:document-statistic meta:object-count="33"/>
  </office:meta>
</office:document-meta>
</file>